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3.542cm" fo:min-width="0cm" fo:padding-top="0.134cm" fo:padding-bottom="0.134cm" fo:padding-left="0.259cm" fo:padding-right="0.259cm" loext:decorative="false"/>
    </style:style>
    <style:style style:name="gr2" style:family="graphic" style:parent-style-name="standard">
      <style:graphic-properties draw:stroke="dash" draw:stroke-dash="Long_20_Dot" svg:stroke-width="0.035cm" svg:stroke-color="#000000" draw:marker-start-width="0.252cm" draw:marker-end-width="0.252cm" svg:stroke-linecap="butt" draw:fill-color="#ffffff" draw:textarea-horizontal-align="justify" draw:textarea-vertical-align="middle" draw:auto-grow-height="false" fo:min-height="0.987cm" fo:min-width="1.37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draw:stroke="dash" draw:stroke-dash="Long_20_Dot" svg:stroke-width="0.018cm" svg:stroke-color="#b2b2b2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dash" draw:stroke-dash="Dash_20__28_Rounded_29_" svg:stroke-width="0.018cm" svg:stroke-color="#cccccc" draw:marker-start-width="0.227cm" draw:marker-end-width="0.227cm" svg:stroke-linecap="round" draw:fill-color="#ffffff" draw:textarea-horizontal-align="justify" draw:textarea-vertical-align="middle" draw:auto-grow-height="false" fo:min-height="1.002cm" fo:min-width="0.117cm" fo:padding-top="0.134cm" fo:padding-bottom="0.134cm" fo:padding-left="0.259cm" fo:padding-right="0.259cm" loext:decorative="false"/>
    </style:style>
    <style:style style:name="gr6" style:family="graphic" style:parent-style-name="standard">
      <style:graphic-properties draw:stroke="dash" draw:stroke-dash="Dash_20__28_Rounded_29_" svg:stroke-width="0.018cm" svg:stroke-color="#cccccc" draw:marker-start-width="0.227cm" draw:marker-end-width="0.227cm" svg:stroke-linecap="round" draw:fill-color="#ffffff" draw:textarea-horizontal-align="justify" draw:textarea-vertical-align="middle" draw:auto-grow-height="false" fo:min-height="0.05cm" fo:min-width="0.117cm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dash" draw:stroke-dash="Dash_20__28_Rounded_29_" svg:stroke-width="0.018cm" svg:stroke-color="#cccccc" draw:marker-start-width="0.227cm" draw:marker-end-width="0.227cm" svg:stroke-linecap="round" draw:fill-color="#ffffff" draw:textarea-horizontal-align="justify" draw:textarea-vertical-align="middle" draw:auto-grow-height="false" fo:min-height="1.002cm" fo:min-width="0cm" fo:padding-top="0.134cm" fo:padding-bottom="0.134cm" fo:padding-left="0.259cm" fo:padding-right="0.259cm" loext:decorative="false"/>
    </style:style>
    <style:style style:name="gr8" style:family="graphic" style:parent-style-name="standard">
      <style:graphic-properties svg:stroke-width="0.035cm" svg:stroke-color="#cccccc" draw:marker-start-width="0.252cm" draw:marker-end-width="0.252cm" draw:fill-color="#ffffff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dash" draw:stroke-dash="Dash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1.002cm" fo:min-width="0cm" fo:padding-top="0.134cm" fo:padding-bottom="0.134cm" fo:padding-left="0.259cm" fo:padding-right="0.259cm" loext:decorative="false"/>
    </style:style>
    <style:style style:name="gr10" style:family="graphic" style:parent-style-name="standard">
      <style:graphic-properties draw:stroke="dash" draw:stroke-dash="Dash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1.002cm" fo:min-width="0.117cm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dash" draw:stroke-dash="Dash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0.05cm" fo:min-width="0.117cm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a7074b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3faf46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468a1a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bbe33d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69a2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77bc6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d8c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5429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aa9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ed4c0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bf819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800080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e0c2cd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a1467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dbb6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38" style:family="graphic" style:parent-style-name="standard">
      <style:graphic-properties draw:fill="none" draw:textarea-vertical-align="middle" draw:auto-grow-height="false" fo:min-height="1.255cm" fo:min-width="0cm" fo:wrap-option="wrap" loext:decorative="false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255cm" fo:min-width="0cm" fo:padding-top="0.142cm" fo:padding-bottom="0.142cm" fo:padding-left="0.267cm" fo:padding-right="0.267cm" fo:wrap-option="wrap" loext:decorative="false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319cm" fo:min-width="0cm" fo:padding-top="0.142cm" fo:padding-bottom="0.142cm" fo:padding-left="0.267cm" fo:padding-right="0.267cm" fo:wrap-option="wrap" loext:decorative="false"/>
    </style:style>
    <style:style style:name="gr41" style:family="graphic" style:parent-style-name="objectwithoutfill">
      <style:graphic-properties draw:stroke="dash" draw:stroke-dash="Long_20_Dash" svg:stroke-width="0.053cm" svg:stroke-color="#999999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gr43" style:family="graphic" style:parent-style-name="standard">
      <style:graphic-properties draw:stroke="solid" draw:stroke-dash="Dash_20__28_Rounded_29_" svg:stroke-width="0.035cm" svg:stroke-color="#000000" draw:marker-start-width="0.252cm" draw:marker-end-width="0.252cm" svg:stroke-linecap="round" draw:fill-color="#ffffff" draw:textarea-horizontal-align="justify" draw:textarea-vertical-align="middle" draw:auto-grow-height="false" fo:min-height="0.034cm" fo:min-width="1.371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38cm" fo:min-width="3.627cm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4cm" fo:min-width="1.991cm" loext:decorative="false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41cm" fo:min-width="0.209cm" loext:decorative="false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68cm" fo:min-width="1.791cm" loext:decorative="false"/>
    </style:style>
    <style:style style:name="gr4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38cm" fo:min-width="7.755cm" loext:decorative="false"/>
      <style:paragraph-properties style:writing-mode="lr-tb"/>
    </style:style>
    <style:style style:name="gr50" style:family="graphic" style:parent-style-name="standard">
      <style:graphic-properties draw:stroke="dash" draw:stroke-dash="Dash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0.05cm" fo:min-width="0.118cm" fo:padding-top="0.134cm" fo:padding-bottom="0.134cm" fo:padding-left="0.259cm" fo:padding-right="0.259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53" style:family="graphic" style:parent-style-name="objectwithoutfill">
      <style:graphic-properties draw:stroke="dash" draw:stroke-dash="Long_20_Dot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7074b"/>
      <style:paragraph-properties fo:text-align="center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loext:graphic-properties draw:fill-color="#468a1a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069a2e"/>
      <style:paragraph-properties fo:text-align="center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loext:graphic-properties draw:fill-color="#ff7b59"/>
      <style:paragraph-properties fo:text-align="center"/>
    </style:style>
    <style:style style:name="P14" style:family="paragraph">
      <loext:graphic-properties draw:fill-color="#ffd8ce"/>
      <style:paragraph-properties fo:text-align="center"/>
    </style:style>
    <style:style style:name="P15" style:family="paragraph">
      <loext:graphic-properties draw:fill-color="#ff5429"/>
      <style:paragraph-properties fo:text-align="center"/>
    </style:style>
    <style:style style:name="P16" style:family="paragraph">
      <loext:graphic-properties draw:fill-color="#ffaa95"/>
      <style:paragraph-properties fo:text-align="center"/>
    </style:style>
    <style:style style:name="P17" style:family="paragraph">
      <loext:graphic-properties draw:fill-color="#ed4c05"/>
      <style:paragraph-properties fo:text-align="center"/>
    </style:style>
    <style:style style:name="P18" style:family="paragraph">
      <loext:graphic-properties draw:fill-color="#bf819e"/>
      <style:paragraph-properties fo:text-align="center"/>
    </style:style>
    <style:style style:name="P19" style:family="paragraph">
      <loext:graphic-properties draw:fill-color="#800080"/>
      <style:paragraph-properties fo:text-align="center"/>
    </style:style>
    <style:style style:name="P20" style:family="paragraph">
      <loext:graphic-properties draw:fill-color="#e0c2cd"/>
      <style:paragraph-properties fo:text-align="center"/>
    </style:style>
    <style:style style:name="P21" style:family="paragraph">
      <loext:graphic-properties draw:fill-color="#a1467e"/>
      <style:paragraph-properties fo:text-align="center"/>
    </style:style>
    <style:style style:name="P22" style:family="paragraph">
      <loext:graphic-properties draw:fill-color="#ffb66c"/>
      <style:paragraph-properties fo:text-align="center"/>
    </style:style>
    <style:style style:name="P23" style:family="paragraph">
      <loext:graphic-properties draw:fill-color="#ffdbb6"/>
      <style:paragraph-properties fo:text-align="center"/>
    </style:style>
    <style:style style:name="P24" style:family="paragraph">
      <loext:graphic-properties draw:fill-color="#ff972f"/>
      <style:paragraph-properties fo:text-align="center"/>
    </style:style>
    <style:style style:name="P25" style:family="paragraph">
      <loext:graphic-properties draw:fill-color="#ff860d"/>
      <style:paragraph-properties fo:text-align="center"/>
    </style:style>
    <style:style style:name="P26" style:family="paragraph">
      <style:text-properties fo:font-size="10pt"/>
    </style:style>
    <style:style style:name="P27" style:family="paragraph">
      <loext:graphic-properties draw:fill="none" draw:fill-color="#ffffff"/>
      <style:text-properties fo:font-size="10pt"/>
    </style:style>
    <style:style style:name="P28" style:family="paragraph">
      <style:text-properties fo:color="#808080" loext:opacity="100%" fo:font-size="10pt"/>
    </style:style>
    <style:style style:name="P29" style:family="paragraph">
      <loext:graphic-properties draw:fill="none" draw:fill-color="#ffffff"/>
      <style:text-properties fo:color="#808080" loext:opacity="100%" fo:font-size="10pt"/>
    </style:style>
    <style:style style:name="P30" style:family="paragraph">
      <style:paragraph-properties fo:text-align="center"/>
      <style:text-properties fo:font-size="10pt"/>
    </style:style>
    <style:style style:name="P31" style:family="paragraph">
      <loext:graphic-properties draw:fill="none"/>
      <style:paragraph-properties fo:text-align="center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7cm" svg:height="3.81cm" draw:transform="rotate (-1.5707963267949) translate (11.477cm 2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317cm" svg:height="3.81cm" draw:transform="rotate (-1.5707963267949) translate (11.477cm 26.0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271cm" draw:transform="rotate (-1.5707963267949) translate (9.25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762cm" svg:y1="7.032cm" svg:x2="8.937cm" svg:y2="4.175cm">
          <text:p/>
        </draw:line>
        <draw:line draw:style-name="gr3" draw:text-style-name="P2" draw:layer="layout" svg:x1="5.763cm" svg:y1="4.493cm" svg:x2="8.938cm" svg:y2="1.636cm">
          <text:p/>
        </draw:line>
        <draw:line draw:style-name="gr3" draw:text-style-name="P2" draw:layer="layout" svg:x1="9.89cm" svg:y1="7.032cm" svg:x2="13.065cm" svg:y2="4.175cm">
          <text:p/>
        </draw:line>
        <draw:g draw:style-name="gr4">
          <draw:custom-shape draw:style-name="gr5" draw:text-style-name="P1" draw:layer="layout" svg:width="0.635cm" svg:height="1.27cm" draw:transform="rotate (-1.5707963267949) translate (12.411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9.23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3.04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9.871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0.188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0.50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0.823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2.729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9.23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2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3.5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>
          <draw:custom-shape draw:style-name="gr9" draw:text-style-name="P1" draw:layer="layout" svg:width="0.317cm" svg:height="1.27cm" draw:transform="rotate (-1.5707963267949) translate (9.255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635cm" svg:height="1.27cm" draw:transform="rotate (-1.5707963267949) translate (9.255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89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715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032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35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667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573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5.1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6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8.003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686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368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7.05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733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416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098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09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1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8.003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09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686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368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1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7.05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733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41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098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317cm" svg:height="0.317cm" draw:transform="rotate (-1.5707963267949) translate (8.003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318cm" svg:height="0.317cm" draw:transform="rotate (-1.5707963267949) translate (9.909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318cm" svg:height="0.317cm" draw:transform="rotate (-1.5707963267949) translate (7.686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0.318cm" svg:height="0.317cm" draw:transform="rotate (-1.5707963267949) translate (7.368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0.318cm" svg:height="0.317cm" draw:transform="rotate (-1.5707963267949) translate (9.591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7.05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1" draw:layer="layout" svg:width="0.317cm" svg:height="0.317cm" draw:transform="rotate (-1.5707963267949) translate (6.733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6.416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17cm" svg:height="0.317cm" draw:transform="rotate (-1.5707963267949) translate (6.098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8.003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318cm" svg:height="0.317cm" draw:transform="rotate (-1.5707963267949) translate (9.909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8cm" svg:height="0.317cm" draw:transform="rotate (-1.5707963267949) translate (7.686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8cm" svg:height="0.317cm" draw:transform="rotate (-1.5707963267949) translate (7.368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8cm" svg:height="0.317cm" draw:transform="rotate (-1.5707963267949) translate (9.591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0.317cm" svg:height="0.317cm" draw:transform="rotate (-1.5707963267949) translate (7.05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7cm" svg:height="0.317cm" draw:transform="rotate (-1.5707963267949) translate (6.733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6.416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7cm" svg:height="0.317cm" draw:transform="rotate (-1.5707963267949) translate (6.098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8.003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8cm" svg:height="0.317cm" draw:transform="rotate (-1.5707963267949) translate (9.909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8cm" svg:height="0.317cm" draw:transform="rotate (-1.5707963267949) translate (7.686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8cm" svg:height="0.317cm" draw:transform="rotate (-1.5707963267949) translate (7.368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1" draw:layer="layout" svg:width="0.318cm" svg:height="0.317cm" draw:transform="rotate (-1.5707963267949) translate (9.591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7cm" svg:height="0.317cm" draw:transform="rotate (-1.5707963267949) translate (7.05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733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41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7cm" svg:height="0.317cm" draw:transform="rotate (-1.5707963267949) translate (6.098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8.003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8cm" svg:height="0.317cm" draw:transform="rotate (-1.5707963267949) translate (9.909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4" draw:layer="layout" svg:width="0.318cm" svg:height="0.317cm" draw:transform="rotate (-1.5707963267949) translate (7.686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8cm" svg:height="0.317cm" draw:transform="rotate (-1.5707963267949) translate (7.368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8cm" svg:height="0.317cm" draw:transform="rotate (-1.5707963267949) translate (9.591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7.05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7cm" svg:height="0.317cm" draw:transform="rotate (-1.5707963267949) translate (6.733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6.41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7cm" svg:height="0.317cm" draw:transform="rotate (-1.5707963267949) translate (6.098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5" draw:text-style-name="P2" draw:layer="layout" svg:x1="5.781cm" svg:y1="3.858cm" svg:x2="9.909cm" svg:y2="3.858cm">
          <text:p/>
        </draw:line>
        <draw:frame draw:style-name="gr36" draw:text-style-name="P27" draw:layer="layout" svg:width="3.156cm" svg:height="0.645cm" svg:x="5.781cm" svg:y="3.222cm">
          <draw:text-box>
            <text:p text:style-name="P26">60 altitude layers</text:p>
          </draw:text-box>
        </draw:frame>
        <draw:frame draw:style-name="gr36" draw:text-style-name="P27" draw:layer="layout" svg:width="4.249cm" svg:height="1.039cm" svg:x="10.74cm" svg:y="4.81cm">
          <draw:text-box>
            <text:p text:style-name="P26">nn vector feature values</text:p>
            <text:p text:style-name="P26">unique at each layer</text:p>
          </draw:text-box>
        </draw:frame>
        <draw:frame draw:style-name="gr36" draw:text-style-name="P27" draw:layer="layout" svg:width="4.426cm" svg:height="1.039cm" svg:x="10.861cm" svg:y="6.311cm">
          <draw:text-box>
            <text:p text:style-name="P26">mm scalar feature values</text:p>
            <text:p text:style-name="P26">copied across layers</text:p>
          </draw:text-box>
        </draw:frame>
        <draw:line draw:style-name="gr35" draw:text-style-name="P2" draw:layer="layout" svg:x1="4.829cm" svg:y1="4.493cm" svg:x2="4.829cm" svg:y2="7.033cm">
          <text:p/>
        </draw:line>
        <draw:frame draw:style-name="gr37" draw:text-style-name="P27" draw:layer="layout" svg:width="2.839cm" svg:height="1.433cm" svg:x="2.289cm" svg:y="4.81cm">
          <draw:text-box>
            <text:p text:style-name="P26">x original and engineered features</text:p>
          </draw:text-box>
        </draw:frame>
        <draw:custom-shape draw:style-name="gr38" draw:text-style-name="P2" draw:layer="layout" svg:width="0.318cm" svg:height="1.587cm" svg:x="10.226cm" svg:y="4.4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2" draw:layer="layout" svg:width="0.318cm" svg:height="1.587cm" svg:x="10.227cm" svg:y="4.4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2" draw:layer="layout" svg:width="0.318cm" svg:height="0.635cm" svg:x="10.226cm" svg:y="6.3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1" draw:text-style-name="P2" draw:layer="layout" svg:x1="5.127cm" svg:y1="3.857cm" svg:x2="7.667cm" svg:y2="1.635cm">
          <text:p/>
        </draw:line>
        <draw:frame draw:style-name="gr42" draw:text-style-name="P29" draw:layer="layout" svg:width="2.208cm" svg:height="1.433cm" svg:x="4.507cm" svg:y="1.472cm">
          <draw:text-box>
            <text:p text:style-name="P28">5000 records per batch</text:p>
          </draw:text-box>
        </draw:frame>
        <draw:line draw:style-name="gr3" draw:text-style-name="P2" draw:layer="layout" svg:x1="5.762cm" svg:y1="4.492cm" svg:x2="8.937cm" svg:y2="1.635cm">
          <text:p/>
        </draw:line>
        <draw:line draw:style-name="gr3" draw:text-style-name="P2" draw:layer="layout" svg:x1="9.89cm" svg:y1="4.492cm" svg:x2="13.065cm" svg:y2="1.635cm">
          <text:p/>
        </draw:line>
        <draw:custom-shape draw:style-name="gr43" draw:text-style-name="P1" draw:layer="layout" svg:width="1.905cm" svg:height="0.318cm" draw:transform="rotate (-1.5707963267949) translate (6.08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6.71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6.08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6.397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7.032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7.3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7.667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7.98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9.572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9.89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905cm" svg:height="0.318cm" draw:transform="rotate (-1.5707963267949) translate (6.71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7" draw:layer="layout" svg:width="4.445cm" svg:height="1.433cm" svg:x="10.842cm" svg:y="8.02cm">
          <draw:text-box>
            <text:p text:style-name="P26">"1x1" Conv1d transforms to new features per layer</text:p>
            <text:p text:style-name="P26">without mixing layers</text:p>
          </draw:text-box>
        </draw:frame>
        <draw:custom-shape draw:style-name="gr45" draw:text-style-name="P31" draw:layer="layout" svg:width="4.127cm" svg:height="1.588cm" svg:x="2.587cm" svg:y="11.083cm">
          <text:p text:style-name="P30">Conv1d mixes adjacent 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1" draw:layer="layout" svg:width="4.127cm" svg:height="1.588cm" svg:x="2.587cm" svg:y="13.94cm">
          <text:p text:style-name="P30">Conv1d mixes adjacent 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1" draw:layer="layout" svg:width="4.127cm" svg:height="1.588cm" svg:x="2.587cm" svg:y="16.797cm">
          <text:p text:style-name="P30">Conv1d mixes adjacent 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2" draw:layer="layout" svg:width="4.445cm" svg:height="1.588cm" svg:x="7.985cm" svg:y="11.082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6272.06477732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7" draw:text-style-name="P2" draw:layer="layout" svg:width="1.905cm" svg:height="1.587cm" svg:x="9.255cm" svg:y="12.988cm">
          <text:p/>
          <draw:enhanced-geometry svg:viewBox="0 0 21600 21600" draw:glue-points="?f6 10800 10800 21600 ?f5 10800 10800 0" draw:text-areas="?f3 ?f3 ?f4 ?f4" draw:type="trapezoid" draw:modifiers="9061.510791366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8" draw:text-style-name="P2" draw:layer="layout" svg:width="4.445cm" svg:height="1.588cm" svg:x="7.985cm" svg:y="16.797cm">
          <text:p/>
          <draw:enhanced-geometry svg:viewBox="0 0 21600 21600" draw:glue-points="?f6 10800 10800 21600 ?f5 10800 10800 0" draw:text-areas="?f3 ?f3 ?f4 ?f4" draw:mirror-horizontal="false" draw:mirror-vertical="true" draw:type="trapezoid" draw:modifiers="6272.06477732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7" draw:text-style-name="P2" draw:layer="layout" svg:width="1.905cm" svg:height="1.587cm" svg:x="9.255cm" svg:y="14.891cm">
          <text:p/>
          <draw:enhanced-geometry svg:viewBox="0 0 21600 21600" draw:glue-points="?f6 10800 10800 21600 ?f5 10800 10800 0" draw:text-areas="?f3 ?f3 ?f4 ?f4" draw:mirror-vertical="true" draw:type="trapezoid" draw:modifiers="9061.510791366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4" draw:text-style-name="P27" draw:layer="layout" svg:width="4.445cm" svg:height="1.827cm" svg:x="11.16cm" svg:y="14.094cm">
          <draw:text-box>
            <text:p text:style-name="P26">Conv1d encoder-decoder learns from macro structure across all layers</text:p>
          </draw:text-box>
        </draw:frame>
        <draw:g draw:style-name="gr4">
          <draw:custom-shape draw:style-name="gr9" draw:text-style-name="P1" draw:layer="layout" svg:width="0.317cm" svg:height="1.27cm" draw:transform="rotate (-1.5707963267949) translate (9.2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635cm" svg:height="1.27cm" draw:transform="rotate (-1.5707963267949) translate (9.26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89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72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037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35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672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578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8.008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691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373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7.055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738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421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103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14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8.008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14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691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373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7.055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738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421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103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317cm" svg:height="0.317cm" draw:transform="rotate (-1.5707963267949) translate (8.008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318cm" svg:height="0.317cm" draw:transform="rotate (-1.5707963267949) translate (9.914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318cm" svg:height="0.317cm" draw:transform="rotate (-1.5707963267949) translate (7.691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0.318cm" svg:height="0.317cm" draw:transform="rotate (-1.5707963267949) translate (7.373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0.318cm" svg:height="0.317cm" draw:transform="rotate (-1.5707963267949) translate (9.596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7.055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1" draw:layer="layout" svg:width="0.317cm" svg:height="0.317cm" draw:transform="rotate (-1.5707963267949) translate (6.738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6.421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17cm" svg:height="0.317cm" draw:transform="rotate (-1.5707963267949) translate (6.103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8.008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318cm" svg:height="0.317cm" draw:transform="rotate (-1.5707963267949) translate (9.914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8cm" svg:height="0.317cm" draw:transform="rotate (-1.5707963267949) translate (7.691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8cm" svg:height="0.317cm" draw:transform="rotate (-1.5707963267949) translate (7.373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8cm" svg:height="0.317cm" draw:transform="rotate (-1.5707963267949) translate (9.596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0.317cm" svg:height="0.317cm" draw:transform="rotate (-1.5707963267949) translate (7.055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7cm" svg:height="0.317cm" draw:transform="rotate (-1.5707963267949) translate (6.738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6.421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7cm" svg:height="0.317cm" draw:transform="rotate (-1.5707963267949) translate (6.103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8.008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8cm" svg:height="0.317cm" draw:transform="rotate (-1.5707963267949) translate (9.914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8cm" svg:height="0.317cm" draw:transform="rotate (-1.5707963267949) translate (7.691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8cm" svg:height="0.317cm" draw:transform="rotate (-1.5707963267949) translate (7.373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1" draw:layer="layout" svg:width="0.318cm" svg:height="0.317cm" draw:transform="rotate (-1.5707963267949) translate (9.59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7cm" svg:height="0.317cm" draw:transform="rotate (-1.5707963267949) translate (7.055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738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421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7cm" svg:height="0.317cm" draw:transform="rotate (-1.5707963267949) translate (6.103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8.008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8cm" svg:height="0.317cm" draw:transform="rotate (-1.5707963267949) translate (9.914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4" draw:layer="layout" svg:width="0.318cm" svg:height="0.317cm" draw:transform="rotate (-1.5707963267949) translate (7.691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8cm" svg:height="0.317cm" draw:transform="rotate (-1.5707963267949) translate (7.373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8cm" svg:height="0.317cm" draw:transform="rotate (-1.5707963267949) translate (9.59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7.055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7cm" svg:height="0.317cm" draw:transform="rotate (-1.5707963267949) translate (6.738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6.421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7cm" svg:height="0.317cm" draw:transform="rotate (-1.5707963267949) translate (6.103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31" draw:layer="layout" svg:width="4.127cm" svg:height="1.588cm" svg:x="14.97cm" svg:y="16.797cm">
          <text:p text:style-name="P30">Precalculated CatBoost vector predicted out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1" draw:layer="layout" svg:width="4.127cm" svg:height="1.588cm" svg:x="5.762cm" svg:y="19.655cm">
          <text:p text:style-name="P30">S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1" draw:layer="layout" svg:width="4.127cm" svg:height="1.588cm" svg:x="9.89cm" svg:y="19.654cm">
          <text:p text:style-name="P30">Cop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1" draw:layer="layout" svg:width="8.255cm" svg:height="1.588cm" svg:x="5.762cm" svg:y="21.954cm">
          <text:p text:style-name="P30">Final Conv1d combines CNN and CatBoost, narrows to <text:s/>required number of out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635cm" svg:height="1.27cm" draw:transform="rotate (-1.5707963267949) translate (11.16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7.98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11.79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8.62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8.937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9.25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9.572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11.478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636cm" svg:height="0.318cm" draw:transform="rotate (-1.5707963267949) translate (7.98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7cm" svg:height="0.317cm" draw:transform="rotate (-1.5707963267949) translate (11.803cm 26.0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7cm" svg:height="0.317cm" draw:transform="rotate (-1.5707963267949) translate (11.803cm 2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317cm" svg:height="0.317cm" draw:transform="rotate (-1.5707963267949) translate (9.908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0.318cm" svg:height="0.317cm" draw:transform="rotate (-1.5707963267949) translate (11.814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318cm" svg:height="0.317cm" draw:transform="rotate (-1.5707963267949) translate (9.591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318cm" svg:height="0.317cm" draw:transform="rotate (-1.5707963267949) translate (9.273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0.318cm" svg:height="0.317cm" draw:transform="rotate (-1.5707963267949) translate (11.496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8.955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317cm" svg:height="0.317cm" draw:transform="rotate (-1.5707963267949) translate (8.638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8.321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317cm" svg:height="0.317cm" draw:transform="rotate (-1.5707963267949) translate (8.003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17cm" svg:height="0.317cm" draw:transform="rotate (-1.5707963267949) translate (9.908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318cm" svg:height="0.317cm" draw:transform="rotate (-1.5707963267949) translate (11.814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18cm" svg:height="0.317cm" draw:transform="rotate (-1.5707963267949) translate (9.591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0.318cm" svg:height="0.317cm" draw:transform="rotate (-1.5707963267949) translate (9.273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318cm" svg:height="0.317cm" draw:transform="rotate (-1.5707963267949) translate (11.496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0.317cm" svg:height="0.317cm" draw:transform="rotate (-1.5707963267949) translate (8.955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0.317cm" svg:height="0.317cm" draw:transform="rotate (-1.5707963267949) translate (8.638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17cm" svg:height="0.317cm" draw:transform="rotate (-1.5707963267949) translate (8.321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317cm" svg:height="0.317cm" draw:transform="rotate (-1.5707963267949) translate (8.003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9.908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318cm" svg:height="0.317cm" draw:transform="rotate (-1.5707963267949) translate (11.814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8cm" svg:height="0.317cm" draw:transform="rotate (-1.5707963267949) translate (9.591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8cm" svg:height="0.317cm" draw:transform="rotate (-1.5707963267949) translate (9.273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0.318cm" svg:height="0.317cm" draw:transform="rotate (-1.5707963267949) translate (11.496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317cm" svg:height="0.317cm" draw:transform="rotate (-1.5707963267949) translate (8.955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8.638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8.321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7cm" svg:height="0.317cm" draw:transform="rotate (-1.5707963267949) translate (8.003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9.908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8cm" svg:height="0.317cm" draw:transform="rotate (-1.5707963267949) translate (11.814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4" draw:layer="layout" svg:width="0.318cm" svg:height="0.317cm" draw:transform="rotate (-1.5707963267949) translate (9.591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8cm" svg:height="0.317cm" draw:transform="rotate (-1.5707963267949) translate (9.273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8cm" svg:height="0.317cm" draw:transform="rotate (-1.5707963267949) translate (11.49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8.955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7cm" svg:height="0.317cm" draw:transform="rotate (-1.5707963267949) translate (8.638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8.321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7cm" svg:height="0.317cm" draw:transform="rotate (-1.5707963267949) translate (8.003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" draw:layer="layout" svg:x1="8.303cm" svg:y1="26.4cm" svg:x2="11.16cm" svg:y2="26.4cm">
          <text:p/>
        </draw:line>
        <draw:frame draw:style-name="gr51" draw:text-style-name="P27" draw:layer="layout" svg:width="6.967cm" svg:height="0.721cm" svg:x="11.813cm" svg:y="25.996cm">
          <draw:text-box>
            <text:p text:style-name="P26">scalar outputs averaged across layers</text:p>
          </draw:text-box>
        </draw:frame>
        <draw:custom-shape draw:style-name="gr9" draw:text-style-name="P1" draw:layer="layout" svg:width="0.317cm" svg:height="1.27cm" draw:transform="rotate (-1.5707963267949) translate (6.062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6.062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6.716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6.398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4.81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8cm" svg:height="0.317cm" draw:transform="rotate (-1.5707963267949) translate (6.716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4" draw:layer="layout" svg:width="0.318cm" svg:height="0.317cm" draw:transform="rotate (-1.5707963267949) translate (4.493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8cm" svg:height="0.317cm" draw:transform="rotate (-1.5707963267949) translate (4.175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8cm" svg:height="0.317cm" draw:transform="rotate (-1.5707963267949) translate (6.398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3.857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7cm" svg:height="0.317cm" draw:transform="rotate (-1.5707963267949) translate (3.54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3.223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7cm" svg:height="0.317cm" draw:transform="rotate (-1.5707963267949) translate (2.905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0.189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8.937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8cm" svg:height="0.317cm" draw:transform="rotate (-1.5707963267949) translate (8.62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8cm" svg:height="0.317cm" draw:transform="rotate (-1.5707963267949) translate (8.302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317cm" svg:height="0.317cm" draw:transform="rotate (-1.5707963267949) translate (7.984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7.667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7.35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7cm" svg:height="0.317cm" draw:transform="rotate (-1.5707963267949) translate (7.032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3.7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7cm" svg:height="0.317cm" draw:transform="rotate (-1.5707963267949) translate (14.017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7cm" svg:height="0.317cm" draw:transform="rotate (-1.5707963267949) translate (14.335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5.379cm" svg:height="1.039cm" svg:x="14.353cm" svg:y="27.824cm">
          <draw:text-box>
            <text:p text:style-name="P26">Final flattened output vector</text:p>
          </draw:text-box>
        </draw:frame>
        <draw:custom-shape draw:style-name="gr14" draw:text-style-name="P5" draw:layer="layout" svg:width="0.317cm" svg:height="0.317cm" draw:transform="rotate (-1.5707963267949) translate (12.429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318cm" svg:height="0.317cm" draw:transform="rotate (-1.5707963267949) translate (12.112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318cm" svg:height="0.317cm" draw:transform="rotate (-1.5707963267949) translate (11.794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11.476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317cm" svg:height="0.317cm" draw:transform="rotate (-1.5707963267949) translate (11.159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10.842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317cm" svg:height="0.317cm" draw:transform="rotate (-1.5707963267949) translate (10.524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3" draw:text-style-name="P2" draw:layer="layout" svg:x1="2.595cm" svg:y1="11.096cm" svg:x2="5.762cm" svg:y2="9.89cm">
          <text:p/>
        </draw:line>
        <draw:line draw:style-name="gr53" draw:text-style-name="P2" draw:layer="layout" svg:x1="6.702cm" svg:y1="11.068cm" svg:x2="9.89cm" svg:y2="9.89cm">
          <text:p/>
        </draw:line>
        <draw:line draw:style-name="gr53" draw:text-style-name="P2" draw:layer="layout" svg:x1="7.98cm" svg:y1="11.079cm" svg:x2="5.763cm" svg:y2="9.89cm">
          <text:p/>
        </draw:line>
        <draw:line draw:style-name="gr53" draw:text-style-name="P2" draw:layer="layout" svg:x1="12.418cm" svg:y1="11.079cm" svg:x2="9.89cm" svg:y2="9.89cm">
          <text:p/>
        </draw:line>
        <draw:line draw:style-name="gr53" draw:text-style-name="P2" draw:layer="layout" svg:x1="2.596cm" svg:y1="13.93cm" svg:x2="2.596cm" svg:y2="12.66cm">
          <text:p/>
        </draw:line>
        <draw:line draw:style-name="gr53" draw:text-style-name="P2" draw:layer="layout" svg:x1="6.715cm" svg:y1="13.932cm" svg:x2="6.715cm" svg:y2="12.662cm">
          <text:p/>
        </draw:line>
        <draw:line draw:style-name="gr53" draw:text-style-name="P2" draw:layer="layout" svg:x1="2.587cm" svg:y1="16.772cm" svg:x2="2.587cm" svg:y2="15.502cm">
          <text:p/>
        </draw:line>
        <draw:line draw:style-name="gr53" draw:text-style-name="P2" draw:layer="layout" svg:x1="6.715cm" svg:y1="16.764cm" svg:x2="6.715cm" svg:y2="15.494cm">
          <text:p/>
        </draw:line>
        <draw:line draw:style-name="gr53" draw:text-style-name="P2" draw:layer="layout" svg:x1="9.272cm" svg:y1="12.971cm" svg:x2="9.272cm" svg:y2="12.653cm">
          <text:p/>
        </draw:line>
        <draw:line draw:style-name="gr53" draw:text-style-name="P2" draw:layer="layout" svg:x1="11.143cm" svg:y1="12.988cm" svg:x2="11.143cm" svg:y2="12.67cm">
          <text:p/>
        </draw:line>
        <draw:line draw:style-name="gr53" draw:text-style-name="P2" draw:layer="layout" svg:x1="10.06cm" svg:y1="14.893cm" svg:x2="10.06cm" svg:y2="14.575cm">
          <text:p/>
        </draw:line>
        <draw:line draw:style-name="gr53" draw:text-style-name="P2" draw:layer="layout" svg:x1="10.352cm" svg:y1="14.902cm" svg:x2="10.352cm" svg:y2="14.584cm">
          <text:p/>
        </draw:line>
        <draw:line draw:style-name="gr53" draw:text-style-name="P2" draw:layer="layout" svg:x1="5.761cm" svg:y1="19.664cm" svg:x2="2.587cm" svg:y2="18.401cm">
          <text:p/>
        </draw:line>
        <draw:line draw:style-name="gr53" draw:text-style-name="P2" draw:layer="layout" svg:x1="9.892cm" svg:y1="19.656cm" svg:x2="6.709cm" svg:y2="18.393cm">
          <text:p/>
        </draw:line>
        <draw:line draw:style-name="gr53" draw:text-style-name="P2" draw:layer="layout" svg:x1="5.744cm" svg:y1="19.664cm" svg:x2="7.998cm" svg:y2="18.393cm">
          <text:p/>
        </draw:line>
        <draw:line draw:style-name="gr53" draw:text-style-name="P2" draw:layer="layout" svg:x1="9.883cm" svg:y1="19.656cm" svg:x2="12.444cm" svg:y2="18.393cm">
          <text:p/>
        </draw:line>
        <draw:line draw:style-name="gr53" draw:text-style-name="P2" draw:layer="layout" svg:x1="9.883cm" svg:y1="19.656cm" svg:x2="14.978cm" svg:y2="18.393cm">
          <text:p/>
        </draw:line>
        <draw:line draw:style-name="gr53" draw:text-style-name="P2" draw:layer="layout" svg:x1="14.031cm" svg:y1="19.664cm" svg:x2="19.109cm" svg:y2="18.393cm">
          <text:p/>
        </draw:line>
        <draw:line draw:style-name="gr53" draw:text-style-name="P2" draw:layer="layout" svg:x1="9.264cm" svg:y1="16.797cm" svg:x2="9.264cm" svg:y2="16.479cm">
          <text:p/>
        </draw:line>
        <draw:line draw:style-name="gr53" draw:text-style-name="P2" draw:layer="layout" svg:x1="11.16cm" svg:y1="16.781cm" svg:x2="11.16cm" svg:y2="16.463cm">
          <text:p/>
        </draw:line>
        <draw:line draw:style-name="gr53" draw:text-style-name="P2" draw:layer="layout" svg:x1="5.762cm" svg:y1="21.955cm" svg:x2="5.752cm" svg:y2="21.235cm">
          <text:p/>
        </draw:line>
        <draw:line draw:style-name="gr53" draw:text-style-name="P2" draw:layer="layout" svg:x1="14.017cm" svg:y1="21.955cm" svg:x2="14.017cm" svg:y2="21.226cm">
          <text:p/>
        </draw:line>
        <draw:line draw:style-name="gr53" draw:text-style-name="P2" draw:layer="layout" svg:x1="7.667cm" svg:y1="24.177cm" svg:x2="5.762cm" svg:y2="23.542cm">
          <text:p/>
        </draw:line>
        <draw:line draw:style-name="gr53" draw:text-style-name="P2" draw:layer="layout" svg:x1="11.795cm" svg:y1="24.177cm" svg:x2="14.017cm" svg:y2="23.542cm">
          <text:p/>
        </draw:line>
        <draw:line draw:style-name="gr53" draw:text-style-name="P2" draw:layer="layout" svg:x1="7.667cm" svg:y1="26.717cm" svg:x2="2.587cm" svg:y2="27.987cm">
          <text:p/>
        </draw:line>
        <draw:line draw:style-name="gr53" draw:text-style-name="P2" draw:layer="layout" svg:x1="14.335cm" svg:y1="27.987cm" svg:x2="11.795cm" svg:y2="26.717cm">
          <text:p/>
        </draw:line>
        <draw:line draw:style-name="gr53" draw:text-style-name="P2" draw:layer="layout" svg:x1="5.762cm" svg:y1="7.985cm" svg:x2="5.762cm" svg:y2="7.032cm">
          <text:p/>
        </draw:line>
        <draw:line draw:style-name="gr53" draw:text-style-name="P2" draw:layer="layout" svg:x1="9.89cm" svg:y1="7.985cm" svg:x2="9.89cm" svg:y2="7.032cm">
          <text:p/>
        </draw:line>
        <draw:custom-shape draw:style-name="gr11" draw:text-style-name="P1" draw:layer="layout" svg:width="0.635cm" svg:height="0.318cm" draw:transform="rotate (-1.5707963267949) translate (8.302cm 25.4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9.89cm 25.447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08:04:19.505787825</meta:creation-date>
    <dc:date>2024-07-18T08:18:00.318237988</dc:date>
    <meta:editing-duration>PT1H42M39S</meta:editing-duration>
    <meta:editing-cycles>21</meta:editing-cycles>
    <meta:generator>LibreOffice/24.2.4.2$Linux_X86_64 LibreOffice_project/420$Build-2</meta:generator>
    <meta:document-statistic meta:object-count="415"/>
  </office:meta>
</office:document-meta>
</file>